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fo:font-style="italic" officeooo:rsid="001cf90d" officeooo:paragraph-rsid="000cea72" style:font-size-asian="10pt" style:font-style-asian="italic" style:font-size-complex="10pt" style:font-style-complex="italic"/>
    </style:style>
    <style:style style:name="P2" style:family="paragraph" style:parent-style-name="Standard">
      <style:text-properties fo:font-size="10pt" fo:font-style="italic" officeooo:rsid="000f7409" officeooo:paragraph-rsid="000cea72" style:font-size-asian="10pt" style:font-style-asian="italic" style:font-size-complex="10pt" style:font-style-complex="italic"/>
    </style:style>
    <style:style style:name="P3" style:family="paragraph" style:parent-style-name="Standard">
      <style:text-properties fo:font-size="10pt" fo:font-style="italic" officeooo:rsid="001b714f" officeooo:paragraph-rsid="000cea72" style:font-size-asian="10pt" style:font-style-asian="italic" style:font-size-complex="10pt" style:font-style-complex="italic"/>
    </style:style>
    <style:style style:name="P4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0fb0ae" officeooo:paragraph-rsid="000cea72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fo:font-size="14pt" fo:font-style="italic" officeooo:rsid="0013032e" officeooo:paragraph-rsid="000cea72" style:font-size-asian="14pt" style:font-style-asian="italic" style:font-size-complex="14pt" style:font-style-complex="italic"/>
    </style:style>
    <style:style style:name="P6" style:family="paragraph" style:parent-style-name="Standard">
      <style:text-properties fo:font-size="14pt" fo:font-style="italic" officeooo:rsid="000f7409" officeooo:paragraph-rsid="000cea72" style:font-size-asian="14pt" style:font-style-asian="italic" style:font-size-complex="14pt" style:font-style-complex="italic"/>
    </style:style>
    <style:style style:name="P7" style:family="paragraph" style:parent-style-name="Standard">
      <style:text-properties fo:font-style="italic" officeooo:rsid="000fb0ae" officeooo:paragraph-rsid="000cea72" style:font-style-asian="italic" style:font-style-complex="italic"/>
    </style:style>
    <style:style style:name="T1" style:family="text">
      <style:text-properties officeooo:rsid="00247eea"/>
    </style:style>
    <style:style style:name="T2" style:family="text">
      <style:text-properties officeooo:rsid="00169952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17ede7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officeooo:rsid="002554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adb </text:span>shell:</text:p>
      <text:p text:style-name="P5"><text:span text:style-name="T3">ls -a:</text:span> <text:span text:style-name="T2">(</text:span><text:span text:style-name="T4">Display all directories wheather it is hidden or not</text:span><text:span text:style-name="T2">)</text:span></text:p>
      <text:p text:style-name="P7"/>
      <text:p text:style-name="P2">ls: ./init.zygote64_32.rc: Permission denied</text:p>
      <text:p text:style-name="P2">ls: ./init.rc: Permission denied</text:p>
      <text:p text:style-name="P2">ls: ./init.usb.rc: Permission denied</text:p>
      <text:p text:style-name="P2">ls: ./ueventd.rc: Permission denied</text:p>
      <text:p text:style-name="P2">ls: ./op2: Permission denied</text:p>
      <text:p text:style-name="P2">ls: ./init.zygote32.rc: Permission denied</text:p>
      <text:p text:style-name="P2">ls: ./init: Permission denied</text:p>
      <text:p text:style-name="P2">ls: ./cache: Permission denied</text:p>
      <text:p text:style-name="P2">ls: ./init.oem_ftm.rc: Permission denied</text:p>
      <text:p text:style-name="P2">ls: ./init.environ.rc: Permission denied</text:p>
      <text:p text:style-name="P2">ls: ./init.recovery.qcom.rc: Permission denied</text:p>
      <text:p text:style-name="P2">ls: ./persist: Permission denied</text:p>
      <text:p text:style-name="P2">ls: ./postinstall: Permission denied</text:p>
      <text:p text:style-name="P2">ls: ./init.usb.configfs.rc: Permission denied</text:p>
      <text:p text:style-name="P2">ls: ./op1: Permission denied</text:p>
      <text:p text:style-name="P2">ls: ./metadata: Permission denied</text:p>
      <text:p text:style-name="P2">. <text:s text:c="3"/>bin <text:s text:c="8"/>config <text:s text:c="7"/>default.prop mnt <text:s text:c="3"/>proc <text:s text:c="12"/>sbin <text:s text:c="3"/>system </text:p>
      <text:p text:style-name="P2">.. <text:s text:c="2"/>bugreports <text:s/>d <text:s text:c="12"/>dev <text:s text:c="9"/>odm <text:s text:c="3"/>product <text:s text:c="9"/>sdcard <text:s/>vendor </text:p>
      <text:p text:style-name="P2">acct charger <text:s text:c="4"/>data <text:s text:c="9"/>etc <text:s text:c="9"/>oem <text:s text:c="3"/>product_services storage </text:p>
      <text:p text:style-name="P2">apex charger_log debug_ramdisk lost+found <text:s text:c="2"/>op_odm res <text:s text:c="13"/>sys <text:s text:c="4"/></text:p>
      <text:p text:style-name="P2"/>
      <text:p text:style-name="P6"><text:span text:style-name="T3">ls -l:</text:span><text:span text:style-name="T5"> </text:span><text:span text:style-name="T6">(list</text:span> all the dir with there respective properties)</text:p>
      <text:p text:style-name="P2"/>
      <text:p text:style-name="P2">ls: ./init.zygote64_32.rc: Permission denied</text:p>
      <text:p text:style-name="P2">ls: ./init.rc: Permission denied</text:p>
      <text:p text:style-name="P2">ls: ./init.usb.rc: Permission denied</text:p>
      <text:p text:style-name="P2">ls: ./ueventd.rc: Permission denied</text:p>
      <text:p text:style-name="P2">ls: ./op2: Permission denied</text:p>
      <text:p text:style-name="P2">ls: ./init.zygote32.rc: Permission denied</text:p>
      <text:p text:style-name="P2">ls: ./init: Permission denied</text:p>
      <text:p text:style-name="P2">ls: ./cache: Permission denied</text:p>
      <text:p text:style-name="P2">ls: ./init.oem_ftm.rc: Permission denied</text:p>
      <text:p text:style-name="P2">ls: ./init.environ.rc: Permission denied</text:p>
      <text:p text:style-name="P2">ls: ./init.recovery.qcom.rc: Permission denied</text:p>
      <text:p text:style-name="P2">ls: ./persist: Permission denied</text:p>
      <text:p text:style-name="P2">ls: ./postinstall: Permission denied</text:p>
      <text:p text:style-name="P2">ls: ./init.usb.configfs.rc: Permission denied</text:p>
      <text:p text:style-name="P2">ls: ./op1: Permission denied</text:p>
      <text:p text:style-name="P2">ls: ./metadata: Permission denied</text:p>
      <text:p text:style-name="P2">total 60</text:p>
      <text:p text:style-name="P2">dr-xr-xr-x 1164 root <text:s text:c="2"/>root <text:s text:c="6"/>0 1973-04-08 08:30 acct</text:p>
      <text:p text:style-name="P2">drwxr-xr-x <text:s text:c="2"/>17 root <text:s text:c="2"/>root <text:s text:c="4"/>340 1973-04-08 08:30 apex</text:p>
      <text:p text:style-name="P2">lrw-r--r-- <text:s text:c="3"/>1 root <text:s text:c="2"/>root <text:s text:c="5"/>11 2009-01-01 05:30 bin -&gt; /system/bin</text:p>
      <text:p text:style-name="P2">lrw-r--r-- <text:s text:c="3"/>1 root <text:s text:c="2"/>root <text:s text:c="5"/>50 2009-01-01 05:30 bugreports -&gt; /data/user_de/0/com.android.shell/files/bugreports</text:p>
      <text:p text:style-name="P2">lrw-r--r-- <text:s text:c="3"/>1 root <text:s text:c="2"/>root <text:s text:c="5"/>19 2009-01-01 05:30 charger -&gt; /system/bin/charger</text:p>
      <text:p text:style-name="P2">lrw-r--r-- <text:s text:c="3"/>1 root <text:s text:c="2"/>root <text:s text:c="5"/>17 2009-01-01 05:30 charger_log -&gt; /sbin/charger_log</text:p>
      <text:p text:style-name="P2">drwxr-xr-x <text:s text:c="3"/>5 root <text:s text:c="2"/>root <text:s text:c="6"/>0 1970-01-01 05:30 config</text:p>
      <text:p text:style-name="P2">lrw-r--r-- <text:s text:c="3"/>1 root <text:s text:c="2"/>root <text:s text:c="5"/>17 2009-01-01 05:30 d -&gt; /sys/kernel/debug</text:p>
      <text:p text:style-name="P2">drwxrwx--x <text:s text:c="2"/>72 system system <text:s/>4096 1972-06-25 11:39 data</text:p>
      <text:p text:style-name="P2">drwxr-xr-x <text:s text:c="3"/>2 root <text:s text:c="2"/>root <text:s text:c="3"/>4096 2009-01-01 05:30 debug_ramdisk</text:p>
      <text:p text:style-name="P2">lrw------- <text:s text:c="3"/>1 root <text:s text:c="2"/>root <text:s text:c="5"/>23 2009-01-01 05:30 default.prop -&gt; system/etc/prop.default</text:p>
      <text:p text:style-name="P2">drwxr-xr-x <text:s text:c="2"/>19 root <text:s text:c="2"/>root <text:s text:c="3"/>6380 2021-09-16 17:17 dev</text:p>
      <text:p text:style-name="P2">lrw-r--r-- <text:s text:c="3"/>1 root <text:s text:c="2"/>root <text:s text:c="5"/>11 2009-01-01 05:30 etc -&gt; /system/etc</text:p>
      <text:p text:style-name="P2">drwx------ <text:s text:c="3"/>2 root <text:s text:c="2"/>root <text:s text:c="2"/>16384 2009-01-01 05:30 lost+found</text:p>
      <text:p text:style-name="P2">drwxr-xr-x <text:s text:c="2"/>12 root <text:s text:c="2"/>system <text:s text:c="2"/>260 1973-04-08 08:30 mnt</text:p>
      <text:p text:style-name="P2">drwxr-xr-x <text:s text:c="3"/>2 root <text:s text:c="2"/>root <text:s text:c="3"/>4096 2009-01-01 05:30 odm</text:p>
      <text:p text:style-name="P2">drwxr-xr-x <text:s text:c="3"/>2 root <text:s text:c="2"/>root <text:s text:c="3"/>4096 2009-01-01 05:30 oem</text:p>
      <text:p text:style-name="P2">drwxr-xr-x <text:s text:c="3"/>4 root <text:s text:c="2"/>root <text:s text:c="3"/>4096 2018-04-22 01:01 op_odm</text:p>
      <text:p text:style-name="P2"><text:soft-page-break/>dr-xr-xr-x <text:s/>855 root <text:s text:c="2"/>root <text:s text:c="6"/>0 1970-01-01 05:30 proc</text:p>
      <text:p text:style-name="P2">lrw-r--r-- <text:s text:c="3"/>1 root <text:s text:c="2"/>root <text:s text:c="5"/>15 2009-01-01 05:30 product -&gt; /system/product</text:p>
      <text:p text:style-name="P2">lrw-r--r-- <text:s text:c="3"/>1 root <text:s text:c="2"/>root <text:s text:c="5"/>24 2009-01-01 05:30 product_services -&gt; /system/product_services</text:p>
      <text:p text:style-name="P2">drwxr-xr-x <text:s text:c="3"/>3 root <text:s text:c="2"/>root <text:s text:c="3"/>4096 2009-01-01 05:30 res</text:p>
      <text:p text:style-name="P2">drwxr-x--- <text:s text:c="3"/>2 root <text:s text:c="2"/>shell <text:s text:c="2"/>4096 2009-01-01 05:30 sbin</text:p>
      <text:p text:style-name="P2">lrw-r--r-- <text:s text:c="3"/>1 root <text:s text:c="2"/>root <text:s text:c="5"/>21 2009-01-01 05:30 sdcard -&gt; /storage/self/primary</text:p>
      <text:p text:style-name="P2">drwxr-xr-x <text:s text:c="3"/>4 root <text:s text:c="2"/>root <text:s text:c="5"/>80 2021-09-16 17:06 storage</text:p>
      <text:p text:style-name="P2">dr-xr-xr-x <text:s text:c="2"/>15 root <text:s text:c="2"/>root <text:s text:c="6"/>0 1973-04-08 08:30 sys</text:p>
      <text:p text:style-name="P2">drwxr-xr-x <text:s text:c="2"/>18 root <text:s text:c="2"/>root <text:s text:c="3"/>4096 2009-01-01 05:30 system</text:p>
      <text:p text:style-name="P2">drwxr-xr-x <text:s text:c="2"/>17 root <text:s text:c="2"/>shell <text:s text:c="2"/>4096 2009-01-01 05:30 vendor</text:p>
      <text:p text:style-name="P2"/>
      <text:p text:style-name="P2"/>
      <text:p text:style-name="P6"><text:span text:style-name="T3">ls -r</text:span> //Present all dir i reverse order(in sorted order)</text:p>
      <text:p text:style-name="P2"><text:s/></text:p>
      <text:p text:style-name="P2">ls: ./init.zygote64_32.rc: Permission denied</text:p>
      <text:p text:style-name="P2">ls: ./init.rc: Permission denied</text:p>
      <text:p text:style-name="P2">ls: ./init.usb.rc: Permission denied</text:p>
      <text:p text:style-name="P2">ls: ./ueventd.rc: Permission denied</text:p>
      <text:p text:style-name="P2">ls: ./op2: Permission denied</text:p>
      <text:p text:style-name="P2">ls: ./init.zygote32.rc: Permission denied</text:p>
      <text:p text:style-name="P2">ls: ./init: Permission denied</text:p>
      <text:p text:style-name="P2">ls: ./cache: Permission denied</text:p>
      <text:p text:style-name="P2">ls: ./init.oem_ftm.rc: Permission denied</text:p>
      <text:p text:style-name="P2">ls: ./init.environ.rc: Permission denied</text:p>
      <text:p text:style-name="P2">ls: ./init.recovery.qcom.rc: Permission denied</text:p>
      <text:p text:style-name="P2">ls: ./persist: Permission denied</text:p>
      <text:p text:style-name="P2">ls: ./postinstall: Permission denied</text:p>
      <text:p text:style-name="P2">ls: ./init.usb.configfs.rc: Permission denied</text:p>
      <text:p text:style-name="P2">ls: ./op1: Permission denied</text:p>
      <text:p text:style-name="P2">ls: ./metadata: Permission denied</text:p>
      <text:p text:style-name="P2">vendor <text:s/>sdcard <text:s text:c="10"/>product odm <text:s text:c="7"/>dev <text:s text:c="10"/>d <text:s text:c="10"/>bugreports </text:p>
      <text:p text:style-name="P2">system <text:s/>sbin <text:s text:c="12"/>proc <text:s text:c="3"/>mnt <text:s text:c="7"/>default.prop <text:s/>config <text:s text:c="5"/>bin <text:s text:c="7"/></text:p>
      <text:p text:style-name="P2">sys <text:s text:c="4"/>res <text:s text:c="13"/>op_odm <text:s/>lost+found debug_ramdisk charger_log apex <text:s text:c="6"/></text:p>
      <text:p text:style-name="P2">storage product_services oem <text:s text:c="4"/>etc <text:s text:c="7"/>data <text:s text:c="9"/>charger <text:s text:c="4"/>acct <text:s text:c="2"/></text:p>
      <text:p text:style-name="P2"/>
      <text:p text:style-name="P6"><text:span text:style-name="T3">ls -t:</text:span> (Present data according to time (Show first which is recently used))</text:p>
      <text:p text:style-name="P2"/>
      <text:p text:style-name="P2">ls: ./init.zygote64_32.rc: Permission denied</text:p>
      <text:p text:style-name="P2">ls: ./init.rc: Permission denied</text:p>
      <text:p text:style-name="P2">ls: ./init.usb.rc: Permission denied</text:p>
      <text:p text:style-name="P2">ls: ./ueventd.rc: Permission denied</text:p>
      <text:p text:style-name="P2">ls: ./op2: Permission denied</text:p>
      <text:p text:style-name="P2">ls: ./init.zygote32.rc: Permission denied</text:p>
      <text:p text:style-name="P2">ls: ./init: Permission denied</text:p>
      <text:p text:style-name="P2">ls: ./cache: Permission denied</text:p>
      <text:p text:style-name="P2">ls: ./init.oem_ftm.rc: Permission denied</text:p>
      <text:p text:style-name="P2">ls: ./init.environ.rc: Permission denied</text:p>
      <text:p text:style-name="P2">ls: ./init.recovery.qcom.rc: Permission denied</text:p>
      <text:p text:style-name="P2">ls: ./persist: Permission denied</text:p>
      <text:p text:style-name="P2">ls: ./postinstall: Permission denied</text:p>
      <text:p text:style-name="P2">ls: ./init.usb.configfs.rc: Permission denied</text:p>
      <text:p text:style-name="P2">ls: ./op1: Permission denied</text:p>
      <text:p text:style-name="P2">ls: ./metadata: Permission denied</text:p>
      <text:p text:style-name="P2">dev <text:s text:c="4"/>bugreports <text:s/>debug_ramdisk odm <text:s text:c="13"/>res <text:s text:c="3"/>vendor sys <text:s text:c="3"/></text:p>
      <text:p text:style-name="P2">storage charger <text:s text:c="4"/>default.prop <text:s/>oem <text:s text:c="13"/>sbin <text:s text:c="2"/>apex <text:s text:c="2"/>data <text:s text:c="2"/></text:p>
      <text:p text:style-name="P2">op_odm <text:s/>charger_log etc <text:s text:c="10"/>product <text:s text:c="9"/>sdcard mnt <text:s text:c="3"/>config </text:p>
      <text:p text:style-name="P2">bin <text:s text:c="4"/>d <text:s text:c="10"/>lost+found <text:s text:c="3"/>product_services system acct <text:s text:c="2"/>proc <text:s text:c="2"/></text:p>
      <text:p text:style-name="P2"/>
      <text:p text:style-name="P2"/>
      <text:p text:style-name="P3">In ls -l:</text:p>
      <text:p text:style-name="P2">drwxr-xr-x <text:s/>2 mani2694 mani2694 4096 Sep 22 09:52 Desktop</text:p>
      <text:p text:style-name="P2"/>
      <text:p text:style-name="P3"><text:soft-page-break/>first charcter <text:s/>= </text:p>
      <text:p text:style-name="P3">- <text:s/>: Regular file</text:p>
      <text:p text:style-name="P3">b : Block special file</text:p>
      <text:p text:style-name="P3">c : Character sppecical file</text:p>
      <text:p text:style-name="P3">d : Directory</text:p>
      <text:p text:style-name="P3">l : symbolic link</text:p>
      <text:p text:style-name="P3">n : Network file</text:p>
      <text:p text:style-name="P3">p : FIFO</text:p>
      <text:p text:style-name="P3">s : Socket</text:p>
      <text:p text:style-name="P3"/>
      <text:p text:style-name="P1"><text:span text:style-name="T7">N</text:span>umber of link</text:p>
      <text:p text:style-name="P1"/>
      <text:p text:style-name="P1">Name of Owner</text:p>
      <text:p text:style-name="P1">Name of the group that own the file</text:p>
      <text:p text:style-name="P1"/>
      <text:p text:style-name="P1">Size </text:p>
      <text:p text:style-name="P1">Time</text:p>
      <text:p text:style-name="P1">File/<text:span text:style-name="T1">Directory</text:span> Nam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6:13:33.379697273</meta:creation-date>
    <dc:date>2021-09-23T17:02:25.427874246</dc:date>
    <meta:editing-duration>PT8M4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128" meta:word-count="708" meta:character-count="5700" meta:non-whitespace-character-count="4539"/>
  </office:meta>
</office:document-meta>
</file>